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00000017EEA8A117BE2E37442.png" manifest:media-type="image/png"/>
  <manifest:file-entry manifest:full-path="Pictures/10000000000000C8000000C82F75266C5B5161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53cm" svg:height="7.053cm" svg:x="6.973cm" svg:y="11.323cm">
          <draw:image xlink:href="Pictures/10000000000000C8000000C82F75266C5B51611E.png" xlink:type="simple" xlink:show="embed" xlink:actuate="onLoad" draw:mime-type="image/png">
            <text:p/>
          </draw:image>
        </draw:frame>
        <draw:frame draw:style-name="gr1" draw:text-style-name="P1" draw:layer="layout" svg:width="7.102cm" svg:height="7.047cm" svg:x="7.047cm" svg:y="11.363cm">
          <draw:image xlink:href="Pictures/10000001000001F00000017EEA8A117BE2E3744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05T20:53:24.340125499</dc:date>
    <meta:editing-duration>PT5S</meta:editing-duration>
    <meta:editing-cycles>1</meta:editing-cycles>
    <meta:document-statistic meta:object-count="2"/>
    <meta:generator>LibreOffice/7.3.7.2$Linux_X86_64 LibreOffice_project/30$Build-2</meta:generator>
  </office:meta>
</office:document-meta>
</file>